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1960*"/>
    </style:style>
    <style:style style:name="Tabela1.B" style:family="table-column">
      <style:table-column-properties style:column-width="5.398cm" style:rel-column-width="20806*"/>
    </style:style>
    <style:style style:name="Tabela1.C" style:family="table-column">
      <style:table-column-properties style:column-width="3.695cm" style:rel-column-width="14245*"/>
    </style:style>
    <style:style style:name="Tabela1.D" style:family="table-column">
      <style:table-column-properties style:column-width="4.805cm" style:rel-column-width="185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47ec" officeooo:paragraph-rsid="002247ec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officeooo:rsid="00137764" officeooo:paragraph-rsid="00137764"/>
    </style:style>
    <style:style style:name="P4" style:family="paragraph" style:parent-style-name="Standard">
      <style:text-properties fo:color="#000000" style:font-name="Arial" officeooo:rsid="00137764" officeooo:paragraph-rsid="00137764"/>
    </style:style>
    <style:style style:name="P5" style:family="paragraph" style:parent-style-name="Standard">
      <style:text-properties fo:color="#000000" style:font-name="Arial" officeooo:paragraph-rsid="00137764"/>
    </style:style>
    <style:style style:name="P6" style:family="paragraph" style:parent-style-name="Standard">
      <style:text-properties fo:color="#000000" style:font-name="Arial" fo:font-size="14pt" officeooo:rsid="00137764" officeooo:paragraph-rsid="00137764" style:font-size-asian="14pt" style:font-size-complex="14pt"/>
    </style:style>
    <style:style style:name="P7" style:family="paragraph" style:parent-style-name="Standard">
      <style:text-properties fo:color="#000000" style:font-name="Arial" officeooo:rsid="001fd9a9" officeooo:paragraph-rsid="001fd9a9"/>
    </style:style>
    <style:style style:name="P8" style:family="paragraph" style:parent-style-name="Standard">
      <style:text-properties fo:color="#000000" style:font-name="Arial" fo:font-weight="bold" officeooo:rsid="001fd9a9" officeooo:paragraph-rsid="001fd9a9" style:font-weight-asian="bold" style:font-weight-complex="bold"/>
    </style:style>
    <style:style style:name="P9" style:family="paragraph" style:parent-style-name="Standard">
      <style:text-properties fo:color="#000000" style:font-name="Arial" officeooo:rsid="002247ec" officeooo:paragraph-rsid="002247ec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14pt" officeooo:rsid="00194e31" officeooo:paragraph-rsid="00194e31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14pt" officeooo:rsid="0019fd6d" officeooo:paragraph-rsid="0019fd6d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4pt" style:font-size-asian="14pt" style:font-size-complex="14pt"/>
    </style:style>
    <style:style style:name="P13" style:family="paragraph" style:parent-style-name="Standard">
      <style:text-properties fo:color="#000000" style:font-name="Arial" officeooo:paragraph-rsid="00137764"/>
    </style:style>
    <style:style style:name="T1" style:family="text">
      <style:text-properties officeooo:rsid="001e92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a102" style:font-weight-asian="bold" style:font-weight-complex="bold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font-name="Arial" fo:font-size="12pt" fo:letter-spacing="normal" fo:font-style="normal" fo:font-weight="normal" officeooo:rsid="00261c83" style:font-size-asian="12pt" style:font-size-complex="12pt"/>
    </style:style>
    <style:style style:name="T9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Arial" fo:font-size="12pt" fo:letter-spacing="normal" fo:font-style="normal" fo:font-weight="normal" officeooo:rsid="002e8050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2b97ed" style:font-size-asian="12pt" style:font-size-complex="12pt"/>
    </style:style>
    <style:style style:name="T13" style:family="text">
      <style:text-properties fo:font-variant="normal" fo:text-transform="none" fo:font-size="12pt" fo:letter-spacing="normal" fo:font-style="italic" fo:font-weight="normal" officeooo:rsid="002b97ed" style:font-size-asian="12pt" style:font-style-asian="italic" style:font-size-complex="12pt" style:font-style-complex="italic"/>
    </style:style>
    <style:style style:name="T14" style:family="text">
      <style:text-properties officeooo:rsid="00137764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7a102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0261c83"/>
    </style:style>
    <style:style style:name="T19" style:family="text">
      <style:text-properties officeooo:rsid="0028c9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UNIÃO DE RETROSPECTIV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1"><text:span text:style-name="T1">02</text:span>/0<text:span text:style-name="T18">6</text:span>/2015</text:p>
          </table:table-cell>
          <table:table-cell table:style-name="Tabela1.A1" office:value-type="string">
            <text:p text:style-name="P12"/>
          </table:table-cell>
          <table:table-cell table:style-name="Tabela1.D1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1">Local</text:p>
          </table:table-cell>
          <table:table-cell table:style-name="Tabela1.A2" office:value-type="string">
            <text:p text:style-name="P11">Lab/IFPB</text:p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1">Horário</text:p>
          </table:table-cell>
          <table:table-cell table:style-name="Tabela1.A2" office:value-type="string">
            <text:p text:style-name="P11"><text:span text:style-name="T18">15</text:span>:<text:span text:style-name="T1">0</text:span>0 à <text:span text:style-name="T18">15</text:span>:<text:span text:style-name="T18">3</text:span>0</text:p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1">Participantes</text:p>
            <text:p text:style-name="P11">(Papel)</text:p>
          </table:table-cell>
          <table:table-cell table:style-name="Tabela1.A2" office:value-type="string">
            <text:p text:style-name="P11">Elisângela de Souza</text:p>
            <text:p text:style-name="P11">(Líder de projeto)</text:p>
          </table:table-cell>
          <table:table-cell table:style-name="Tabela1.A2" office:value-type="string">
            <text:p text:style-name="P11">Cássio Oliveira</text:p>
            <text:p text:style-name="P11">(Gerente de configuração)</text:p>
          </table:table-cell>
          <table:table-cell table:style-name="Tabela1.D2" office:value-type="string">
            <text:p text:style-name="P11">Wilde Arruda</text:p>
            <text:p text:style-name="P11">(Testador)</text:p>
          </table:table-cell>
        </table:table-row>
      </table:table>
      <text:p text:style-name="P2"/>
      <text:p text:style-name="P3"/>
      <text:p text:style-name="P4"><text:span text:style-name="T16">A</text:span><text:span text:style-name="T15">.</text:span><text:span text:style-name="T17"> O que fizemos de bom nessa iteração? </text:span></text:p>
      <text:p text:style-name="P5"><text:span text:style-name="T14">- </text:span><text:span text:style-name="T7">Conseguimos nos adequar a várias exigências do processo, nas quais </text:span><text:span text:style-name="T8">estávamos</text:span><text:span text:style-name="T7"> tendo dificuldade;</text:span></text:p>
      <text:p text:style-name="P5"><text:span text:style-name="T14">- </text:span><text:span text:style-name="T7">Conseguimos em parte solucionar o problema com os testes;</text:span></text:p>
      <text:p text:style-name="P4"/>
      <text:p text:style-name="P6"><text:span text:style-name="T3">B</text:span><text:span text:style-name="T2">.</text:span> O que poderíamos ter feito melhor nessa iteração? </text:p>
      <text:p text:style-name="P5"><text:span text:style-name="T14">- </text:span><text:span text:style-name="T7">Dado mais tempo para testar mais efetivamente o sistema;</text:span></text:p>
      <text:p text:style-name="P5"><text:span text:style-name="T7">- </text:span><text:span text:style-name="T10">Mais tempo para refatoração de código;</text:span></text:p>
      <text:p text:style-name="P4"/>
      <text:p text:style-name="P4"><text:span text:style-name="T16">C</text:span><text:span text:style-name="T15">.</text:span><text:span text:style-name="T17"> O que fizemos de ruim nessa iteração? </text:span></text:p>
      <text:p text:style-name="P5"><text:span text:style-name="T14">- </text:span><text:span text:style-name="T11">Ter tomado mais tempo que o esperado com </text:span><text:span text:style-name="T12">a configuração do </text:span><text:span text:style-name="T13">framework</text:span><text:span text:style-name="T12"> e ferramentas necessárias para </text:span><text:span text:style-name="T11">os testes;</text:span></text:p>
      <text:p text:style-name="P5"><text:span text:style-name="T11"/></text:p>
      <text:p text:style-name="P4"/>
      <text:p text:style-name="P7">Com relação aos pontos ruins que ações devem ser tomadas pela equipe para que os erros não voltem a ocorrer?</text:p>
      <text:p text:style-name="P7"/>
      <text:p text:style-name="P8">Ações:</text:p>
      <text:p text:style-name="P8"/>
      <text:p text:style-name="P1">- Espera-se que n<text:span text:style-name="T19">ã</text:span>o aconteça mais, uma vez que a tecnologia ainda estava sendo assimilada nessa iteração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06-02T19:27:07.682116841</dc:date>
    <meta:editing-duration>PT4H21M33S</meta:editing-duration>
    <meta:editing-cycles>30</meta:editing-cycles>
    <meta:generator>LibreOffice/4.2.8.2$Linux_X86_64 LibreOffice_project/420m0$Build-2</meta:generator>
    <meta:document-statistic meta:table-count="1" meta:image-count="1" meta:object-count="0" meta:page-count="1" meta:paragraph-count="26" meta:word-count="150" meta:character-count="909" meta:non-whitespace-character-count="782"/>
  </office:meta>
</office:document-meta>
</file>